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 style:master-page-name="Standard">
      <style:paragraph-properties fo:text-align="center" style:justify-single-word="false" style:page-number="auto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text-properties fo:language="en" fo:country="US" fo:background-color="#ffffff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ff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Courier New" fo:font-size="10pt" fo:background-color="#ffffff" style:font-size-asian="10pt" style:font-name-complex="Courier New1" style:font-size-complex="10pt"/>
    </style:style>
    <style:style style:name="T1" style:family="text">
      <style:text-properties fo:background-color="#ffffff"/>
    </style:style>
    <style:style style:name="T2" style:family="text">
      <style:text-properties fo:language="en" fo:country="US" fo:background-color="#ffffff"/>
    </style:style>
    <style:style style:name="T3" style:family="text">
      <style:text-properties fo:color="#0000ff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T4" style:family="text">
      <style:text-properties fo:color="#0000ff" style:font-name="Courier New" fo:font-size="10pt" fo:font-weight="bold" fo:background-color="#ffffff" style:font-size-asian="10pt" style:font-weight-asian="bold" style:font-name-complex="Courier New1" style:font-size-complex="10pt" style:font-weight-complex="bold"/>
    </style:style>
    <style:style style:name="T5" style:family="text">
      <style:text-properties fo:color="#0000ff" style:font-name="Courier New" fo:font-size="10pt" fo:font-weight="normal" fo:background-color="#ffffff" style:font-size-asian="10pt" style:font-weight-asian="normal" style:font-name-complex="Courier New1" style:font-size-complex="10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T8" style:family="text"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T9" style:family="text">
      <style:text-properties fo:color="#000000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80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T12" style:family="text">
      <style:text-properties fo:color="#000080" style:font-name="Courier New" fo:font-size="10pt" fo:font-weight="bold" fo:background-color="#ffffff" style:font-size-asian="10pt" style:font-weight-asian="bold" style:font-name-complex="Courier New1" style:font-size-complex="10pt" style:font-weight-complex="bold"/>
    </style:style>
    <style:style style:name="T13" style:family="text">
      <style:text-properties fo:color="#000080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000080" style:font-name="Courier New" fo:font-size="10pt" fo:font-weight="normal" fo:background-color="#ffffff" style:font-size-asian="10pt" style:font-weight-asian="normal" style:font-name-complex="Courier New1" style:font-size-complex="10pt" style:font-weight-complex="normal"/>
    </style:style>
    <style:style style:name="T15" style:family="text">
      <style:text-properties fo:color="#000080" style:font-name="Courier New" fo:font-size="10pt" fo:font-weight="normal" style:font-size-asian="10pt" style:font-weight-asian="normal" style:font-name-complex="Courier New1" style:font-size-complex="10pt" style:font-weight-complex="normal"/>
    </style:style>
    <style:style style:name="T16" style:family="text">
      <style:text-properties fo:color="#ff8000" style:font-name="Courier New" fo:font-size="10pt" fo:background-color="#ffffff" style:font-size-asian="10pt" style:font-name-complex="Courier New1" style:font-size-complex="10pt"/>
    </style:style>
    <style:style style:name="T17" style:family="text">
      <style:text-properties fo:color="#ff8000" style:font-name="Courier New" fo:font-size="10pt" fo:language="en" fo:country="US" fo:background-color="#ffffff" style:font-size-asian="10pt" style:font-name-complex="Courier New1" style:font-size-complex="10pt"/>
    </style:style>
    <style:style style:name="T18" style:family="text">
      <style:text-properties fo:color="#808080" style:font-name="Courier New" fo:font-size="10pt" fo:background-color="#ffffff" style:font-size-asian="10pt" style:font-name-complex="Courier New1" style:font-size-complex="10pt"/>
    </style:style>
    <style:style style:name="T19" style:family="text">
      <style:text-properties fo:color="#808080" style:font-name="Courier New" fo:font-size="10pt" fo:language="en" fo:country="US" fo:background-color="#ffffff" style:font-size-asian="10pt" style:font-name-complex="Courier New1" style:font-size-complex="10pt"/>
    </style:style>
    <style:style style:name="T20" style:family="text">
      <style:text-properties fo:color="#008000" style:font-name="Courier New" fo:font-size="10pt" fo:background-color="#ffffff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8851985517535313" text:style-name="Outline">
        <text:list-item>
          <text:list>
            <text:list-item>
              <text:h text:style-name="P2" text:outline-level="2"><text:span text:style-name="T2">TIPOS</text:span></text:h>
            </text:list-item>
          </text:list>
        </text:list-item>
      </text:list>
      <text:p text:style-name="P5"/>
      <text:p text:style-name="P6"><text:span text:style-name="T3">CREATE</text:span><text:span text:style-name="T8"> </text:span><text:span text:style-name="T3">TYPE</text:span><text:span text:style-name="T8"> Direccion_T </text:span><text:span text:style-name="T3">AS</text:span><text:span text:style-name="T8"> </text:span><text:span text:style-name="T3">OBJECT</text:span><text:span text:style-name="T8"> </text:span><text:span text:style-name="T11">(</text:span></text:p>
      <text:p text:style-name="P6"><text:span text:style-name="T8"><text:s text:c="4"/></text:span><text:span text:style-name="T7">calle </text:span><text:span text:style-name="T4">varchar2</text:span><text:span text:style-name="T12">(</text:span><text:span text:style-name="T16">30</text:span><text:span text:style-name="T12">),</text:span></text:p>
      <text:p text:style-name="P6"><text:span text:style-name="T7"><text:s text:c="4"/>portal </text:span><text:span text:style-name="T4">number</text:span><text:span text:style-name="T12">(</text:span><text:span text:style-name="T16">3</text:span><text:span text:style-name="T12">),</text:span></text:p>
      <text:p text:style-name="P6"><text:span text:style-name="T7"><text:s text:c="4"/>ciudad </text:span><text:span text:style-name="T4">varchar2</text:span><text:span text:style-name="T12">(</text:span><text:span text:style-name="T16">30</text:span><text:span text:style-name="T12">)</text:span></text:p>
      <text:p text:style-name="P6"><text:span text:style-name="T11">);</text:span></text:p>
      <text:p text:style-name="P7"/>
      <text:p text:style-name="P6"><text:span text:style-name="T3">CREATE</text:span><text:span text:style-name="T8"> </text:span><text:span text:style-name="T3">TYPE</text:span><text:span text:style-name="T8"> Departamento_T </text:span><text:span text:style-name="T3">AS</text:span><text:span text:style-name="T8"> </text:span><text:span text:style-name="T3">OBJECT</text:span><text:span text:style-name="T11">(</text:span></text:p>
      <text:p text:style-name="P6"><text:span text:style-name="T8"><text:s text:c="4"/></text:span><text:span text:style-name="T7">nombreDepartamento </text:span><text:span text:style-name="T4">varchar2</text:span><text:span text:style-name="T12">(</text:span><text:span text:style-name="T16">30</text:span><text:span text:style-name="T12">),</text:span></text:p>
      <text:p text:style-name="P6"><text:span text:style-name="T7"><text:s text:c="4"/>telefono </text:span><text:span text:style-name="T4">number</text:span><text:span text:style-name="T12">(</text:span><text:span text:style-name="T16">9</text:span><text:span text:style-name="T12">)</text:span></text:p>
      <text:p text:style-name="P6"><text:span text:style-name="T12">);</text:span></text:p>
      <text:p text:style-name="P8"/>
      <text:p text:style-name="P6"><text:span text:style-name="T4">CREATE</text:span><text:span text:style-name="T7"> </text:span><text:span text:style-name="T4">TYPE</text:span><text:span text:style-name="T7"> Persona_T </text:span><text:span text:style-name="T4">AS</text:span><text:span text:style-name="T7"> </text:span><text:span text:style-name="T4">OBJECT</text:span><text:span text:style-name="T7"> </text:span><text:span text:style-name="T12">(</text:span></text:p>
      <text:p text:style-name="P6"><text:span text:style-name="T7"><text:s text:c="4"/>nombre varchar2</text:span><text:span text:style-name="T12">(</text:span><text:span text:style-name="T16">30</text:span><text:span text:style-name="T12">),</text:span></text:p>
      <text:p text:style-name="P6"><text:span text:style-name="T7"><text:s text:c="4"/>telefono </text:span><text:span text:style-name="T4">number</text:span><text:span text:style-name="T12">(</text:span><text:span text:style-name="T16">9</text:span><text:span text:style-name="T12">),</text:span></text:p>
      <text:p text:style-name="P6"><text:span text:style-name="T7"><text:s text:c="4"/>direccion Direccion_T</text:span></text:p>
      <text:p text:style-name="P6"><text:span text:style-name="T12">);</text:span></text:p>
      <text:p text:style-name="P8"/>
      <text:p text:style-name="P6"><text:span text:style-name="T3">CREATE</text:span><text:span text:style-name="T8"> </text:span><text:span text:style-name="T3">TYPE</text:span><text:span text:style-name="T8"> Asignatura_T </text:span><text:span text:style-name="T3">AS</text:span><text:span text:style-name="T8"> </text:span><text:span text:style-name="T3">OBJECT</text:span><text:span text:style-name="T11">(</text:span></text:p>
      <text:p text:style-name="P6"><text:span text:style-name="T8"><text:s text:c="4"/></text:span><text:span text:style-name="T7">nombre </text:span><text:span text:style-name="T4">varchar2</text:span><text:span text:style-name="T12">(</text:span><text:span text:style-name="T16">20</text:span><text:span text:style-name="T12">),</text:span></text:p>
      <text:p text:style-name="P6"><text:span text:style-name="T7"><text:s text:c="4"/>departamento </text:span><text:span text:style-name="T4">ref</text:span><text:span text:style-name="T7"> Departamento_T</text:span><text:span text:style-name="T12">,</text:span></text:p>
      <text:p text:style-name="P6"><text:span text:style-name="T7"><text:s text:c="4"/></text:span><text:span text:style-name="T8">creditos </text:span><text:span text:style-name="T3">number</text:span><text:span text:style-name="T11">(</text:span><text:span text:style-name="T17">2</text:span><text:span text:style-name="T11">)</text:span></text:p>
      <text:p text:style-name="P6"><text:span text:style-name="T11">);</text:span></text:p>
      <text:p text:style-name="P7"/>
      <text:p text:style-name="P6"><text:span text:style-name="T3">CREATE</text:span><text:span text:style-name="T8"> </text:span><text:span text:style-name="T3">TYPE</text:span><text:span text:style-name="T8"> Profesor_T </text:span><text:span text:style-name="T3">AS</text:span><text:span text:style-name="T8"> </text:span><text:span text:style-name="T3">OBJECT</text:span><text:span text:style-name="T11">(</text:span></text:p>
      <text:p text:style-name="P6"><text:span text:style-name="T8"><text:s text:c="4"/></text:span><text:span text:style-name="T7">dni </text:span><text:span text:style-name="T4">varchar</text:span><text:span text:style-name="T12">(</text:span><text:span text:style-name="T16">9</text:span><text:span text:style-name="T12">),</text:span></text:p>
      <text:p text:style-name="P6"><text:span text:style-name="T7"><text:s text:c="4"/>nombre </text:span><text:span text:style-name="T4">varchar</text:span><text:span text:style-name="T12">(</text:span><text:span text:style-name="T16">30</text:span><text:span text:style-name="T12">),</text:span></text:p>
      <text:p text:style-name="P6"><text:span text:style-name="T7"><text:s text:c="4"/>departamento </text:span><text:span text:style-name="T4">ref</text:span><text:span text:style-name="T7"> Departamento_T</text:span></text:p>
      <text:p text:style-name="P6"><text:span text:style-name="T11">);</text:span></text:p>
      <text:p text:style-name="P7"/>
      <text:p text:style-name="P6"><text:span text:style-name="T3">CREATE</text:span><text:span text:style-name="T8"> </text:span><text:span text:style-name="T3">TYPE</text:span><text:span text:style-name="T8"> Telefonos_List_T </text:span><text:span text:style-name="T3">AS</text:span></text:p>
      <text:p text:style-name="P6"><text:span text:style-name="T8"><text:tab/>varray</text:span><text:span text:style-name="T11">(</text:span><text:span text:style-name="T17">3</text:span><text:span text:style-name="T11">)</text:span><text:span text:style-name="T8"> </text:span><text:span text:style-name="T3">OF</text:span><text:span text:style-name="T8"> </text:span><text:span text:style-name="T3">number</text:span><text:span text:style-name="T11">(</text:span><text:span text:style-name="T17">9</text:span><text:span text:style-name="T11">);</text:span></text:p>
      <text:p text:style-name="P7"/>
      <text:p text:style-name="P6"><text:span text:style-name="T3">CREATE</text:span><text:span text:style-name="T8"> </text:span><text:span text:style-name="T3">TYPE</text:span><text:span text:style-name="T8"> Asignatura_Matriculada_T </text:span><text:span text:style-name="T3">AS</text:span><text:span text:style-name="T8"> </text:span><text:span text:style-name="T3">OBJECT</text:span><text:span text:style-name="T11">(</text:span></text:p>
      <text:p text:style-name="P6"><text:span text:style-name="T8"><text:s text:c="4"/>asignatura </text:span><text:span text:style-name="T3">ref</text:span><text:span text:style-name="T8"> Asignatura_T</text:span><text:span text:style-name="T11">,</text:span></text:p>
      <text:p text:style-name="P6"><text:span text:style-name="T8"><text:s text:c="4"/>nota </text:span><text:span text:style-name="T3">number</text:span><text:span text:style-name="T11">(</text:span><text:span text:style-name="T17">2</text:span><text:span text:style-name="T11">)</text:span></text:p>
      <text:p text:style-name="P6"><text:span text:style-name="T11">);</text:span></text:p>
      <text:p text:style-name="P7"/>
      <text:p text:style-name="P6"><text:span text:style-name="T3">CREATE</text:span><text:span text:style-name="T8"> </text:span><text:span text:style-name="T3">TYPE</text:span><text:span text:style-name="T8"> Asignatura_Matriculada_List_T </text:span><text:span text:style-name="T3">AS</text:span><text:span text:style-name="T8"> </text:span><text:span text:style-name="T3">TABLE</text:span></text:p>
      <text:p text:style-name="P6"><text:span text:style-name="T3">OF</text:span><text:span text:style-name="T8"> Asignatura_Matriculada_T</text:span><text:span text:style-name="T11">;</text:span></text:p>
      <text:p text:style-name="P7"/>
      <text:p text:style-name="P6"><text:span text:style-name="T3">CREATE or replace</text:span><text:span text:style-name="T8"> </text:span><text:span text:style-name="T3">TYPE</text:span><text:span text:style-name="T8"> Alumno_T </text:span><text:span text:style-name="T3">AS</text:span><text:span text:style-name="T8"> </text:span><text:span text:style-name="T3">OBJECT</text:span><text:span text:style-name="T11">(</text:span></text:p>
      <text:p text:style-name="P6"><text:span text:style-name="T8"><text:s text:c="4"/></text:span><text:span text:style-name="T7">nombre </text:span><text:span text:style-name="T4">varchar2</text:span><text:span text:style-name="T12">(</text:span><text:span text:style-name="T16">30</text:span><text:span text:style-name="T12">),</text:span></text:p>
      <text:p text:style-name="P6"><text:span text:style-name="T7"><text:s text:c="4"/>telefonosContacto Telefonos_List_T</text:span><text:span text:style-name="T12">,</text:span></text:p>
      <text:p text:style-name="P6"><text:span text:style-name="T7"><text:s text:c="4"/>direccion Direccion_T</text:span><text:span text:style-name="T12">,</text:span></text:p>
      <text:p text:style-name="P6"><text:span text:style-name="T7"><text:s text:c="4"/>familiarContacto Persona_T</text:span><text:span text:style-name="T12">,</text:span></text:p>
      <text:p text:style-name="P6"><text:span text:style-name="T7"><text:s text:c="4"/>tutor </text:span><text:span text:style-name="T4">ref</text:span><text:span text:style-name="T7"> Profesor_T</text:span><text:span text:style-name="T12">,</text:span></text:p>
      <text:p text:style-name="P6"><text:span text:style-name="T7"><text:s text:c="4"/>asignaturas Asignatura_Matriculada_List_T</text:span><text:span text:style-name="T12">,</text:span></text:p>
      <text:p text:style-name="P6"><text:span text:style-name="T7"><text:s text:c="4"/></text:span><text:span text:style-name="T8">MEMBER </text:span><text:span text:style-name="T3">FUNCTION</text:span><text:span text:style-name="T8"> nombre_familiar </text:span><text:span text:style-name="T3">RETURN</text:span><text:span text:style-name="T8"> </text:span><text:span text:style-name="T3">VARCHAR</text:span><text:span text:style-name="T11">,</text:span></text:p>
      <text:p text:style-name="P6"><text:span text:style-name="T8"><text:s text:c="4"/></text:span><text:span text:style-name="T3">PRAGMA</text:span><text:span text:style-name="T8"> RESTRICT_REFERENCES </text:span><text:span text:style-name="T11">(</text:span><text:span text:style-name="T8">nombre_familiar</text:span><text:span text:style-name="T11">,</text:span><text:span text:style-name="T8"> WNDS</text:span><text:span text:style-name="T11">,</text:span><text:span text:style-name="T8">WNPS</text:span><text:span text:style-name="T11">,</text:span><text:span text:style-name="T8">RNPS</text:span><text:span text:style-name="T11">,</text:span><text:span text:style-name="T8"> RNDS</text:span><text:span text:style-name="T11">),</text:span></text:p>
      <text:p text:style-name="P7"/>
      <text:p text:style-name="P6"><text:span text:style-name="T8"><text:s text:c="4"/>MEMBER </text:span><text:span text:style-name="T3">FUNCTION</text:span><text:span text:style-name="T8"> NOTA_MEDIA </text:span><text:span text:style-name="T3">RETURN</text:span><text:span text:style-name="T8"> </text:span><text:span text:style-name="T3">NUMBER</text:span><text:span text:style-name="T11">,</text:span></text:p>
      <text:p text:style-name="P6"><text:span text:style-name="T8"><text:s text:c="4"/></text:span><text:span text:style-name="T3">PRAGMA</text:span><text:span text:style-name="T8"> RESTRICT_REFERENCES </text:span><text:span text:style-name="T11">(</text:span><text:span text:style-name="T8">NOTA_MEDIA</text:span><text:span text:style-name="T11">,</text:span><text:span text:style-name="T8"> WNDS</text:span><text:span text:style-name="T11">,</text:span><text:span text:style-name="T8">WNPS</text:span><text:span text:style-name="T11">,</text:span><text:span text:style-name="T8">RNPS</text:span><text:span text:style-name="T11">,</text:span><text:span text:style-name="T8"> RNDS</text:span><text:span text:style-name="T11">)</text:span></text:p>
      <text:p text:style-name="P7"/>
      <text:p text:style-name="P6"><text:span text:style-name="T11">);</text:span></text:p>
      <text:p text:style-name="P7"/>
      <text:p text:style-name="P7"/>
      <text:p text:style-name="P7"/>
      <text:p text:style-name="P7"><text:soft-page-break/></text:p>
      <text:p text:style-name="P6"><text:span text:style-name="T3">CREATE</text:span><text:span text:style-name="T8"> </text:span><text:span text:style-name="T3">OR</text:span><text:span text:style-name="T8"> </text:span><text:span text:style-name="T3">REPLACE</text:span><text:span text:style-name="T8"> </text:span><text:span text:style-name="T3">TYPE</text:span><text:span text:style-name="T8"> </text:span><text:span text:style-name="T3">BODY</text:span><text:span text:style-name="T8"> Alumno_t </text:span><text:span text:style-name="T3">AS</text:span></text:p>
      <text:p text:style-name="P6"><text:span text:style-name="T8"><text:s text:c="2"/></text:span></text:p>
      <text:p text:style-name="P6"><text:span text:style-name="T8"><text:s text:c="2"/>MEMBER </text:span><text:span text:style-name="T3">FUNCTION</text:span><text:span text:style-name="T8"> nombre_familiar </text:span><text:span text:style-name="T3">RETURN</text:span><text:span text:style-name="T8"> </text:span><text:span text:style-name="T3">VARCHAR2</text:span><text:span text:style-name="T8"> </text:span><text:span text:style-name="T3">IS</text:span></text:p>
      <text:p text:style-name="P6"><text:span text:style-name="T8"><text:s text:c="4"/></text:span><text:span text:style-name="T3">BEGIN</text:span></text:p>
      <text:p text:style-name="P6"><text:span text:style-name="T8"><text:s text:c="8"/></text:span><text:span text:style-name="T3">RETURN</text:span><text:span text:style-name="T8"> familiarContacto</text:span><text:span text:style-name="T11">.</text:span><text:span text:style-name="T8">nombre</text:span><text:span text:style-name="T11">;</text:span></text:p>
      <text:p text:style-name="P6"><text:span text:style-name="T8"><text:s text:c="4"/></text:span><text:span text:style-name="T3">END</text:span><text:span text:style-name="T11">;</text:span></text:p>
      <text:p text:style-name="P7"/>
      <text:p text:style-name="P6"><text:span text:style-name="T8"><text:s text:c="2"/>MEMBER </text:span><text:span text:style-name="T3">FUNCTION</text:span><text:span text:style-name="T8"> NOTA_MEDIA </text:span><text:span text:style-name="T3">RETURN</text:span><text:span text:style-name="T8"> </text:span><text:span text:style-name="T3">NUMBER</text:span><text:span text:style-name="T8"> </text:span><text:span text:style-name="T3">IS</text:span></text:p>
      <text:p text:style-name="P6"><text:span text:style-name="T8"><text:s text:c="4"/></text:span><text:span text:style-name="T7">i <text:s text:c="12"/></text:span><text:span text:style-name="T4">INTEGER</text:span><text:span text:style-name="T12">;</text:span></text:p>
      <text:p text:style-name="P6"><text:span text:style-name="T7"><text:s text:c="4"/>aux <text:s text:c="10"/></text:span><text:span text:style-name="T4">INTEGER</text:span><text:span text:style-name="T12">;</text:span></text:p>
      <text:p text:style-name="P6"><text:span text:style-name="T7"><text:s text:c="4"/>unaAsignatura Asignatura_Matriculada_T</text:span><text:span text:style-name="T12">;</text:span></text:p>
      <text:p text:style-name="P6"><text:span text:style-name="T7"><text:tab/></text:span><text:span text:style-name="T8">total<text:tab/><text:tab/> <text:s/></text:span><text:span text:style-name="T3">NUMBER</text:span><text:span text:style-name="T8"> </text:span><text:span text:style-name="T11">:=</text:span><text:span text:style-name="T8"> </text:span><text:span text:style-name="T17">0</text:span><text:span text:style-name="T11">;</text:span></text:p>
      <text:p text:style-name="P6"><text:span text:style-name="T8"><text:s text:c="4"/>media <text:s text:c="8"/></text:span><text:span text:style-name="T3">NUMBER</text:span><text:span text:style-name="T8"> </text:span><text:span text:style-name="T11">:=</text:span><text:span text:style-name="T8"> </text:span><text:span text:style-name="T17">0</text:span><text:span text:style-name="T11">;</text:span></text:p>
      <text:p text:style-name="P6"><text:span text:style-name="T8"><text:s text:c="2"/></text:span><text:span text:style-name="T3">BEGIN</text:span></text:p>
      <text:p text:style-name="P6"><text:span text:style-name="T8"><text:s text:c="4"/></text:span><text:span text:style-name="T3">FOR</text:span><text:span text:style-name="T8"> i </text:span><text:span text:style-name="T3">IN</text:span><text:span text:style-name="T8"> </text:span><text:span text:style-name="T17">1..</text:span><text:span text:style-name="T8">SELF</text:span><text:span text:style-name="T11">.</text:span><text:span text:style-name="T8">asignaturas</text:span><text:span text:style-name="T11">.</text:span><text:span text:style-name="T3">COUNT</text:span><text:span text:style-name="T8"> <text:s/></text:span><text:span text:style-name="T3">LOOP</text:span></text:p>
      <text:p text:style-name="P6"><text:span text:style-name="T8"><text:s text:c="6"/>unaAsignatura </text:span><text:span text:style-name="T11">:=</text:span><text:span text:style-name="T8"> SELF</text:span><text:span text:style-name="T11">.</text:span><text:span text:style-name="T8">asignaturas</text:span><text:span text:style-name="T11">(</text:span><text:span text:style-name="T8">i</text:span><text:span text:style-name="T11">);</text:span></text:p>
      <text:p text:style-name="P6"><text:span text:style-name="T8"><text:s text:c="6"/>aux </text:span><text:span text:style-name="T11">:=</text:span><text:span text:style-name="T8"> unaAsignatura</text:span><text:span text:style-name="T11">.</text:span><text:span text:style-name="T8">nota</text:span><text:span text:style-name="T11">;</text:span></text:p>
      <text:p text:style-name="P6"><text:span text:style-name="T8"><text:s text:c="6"/>total </text:span><text:span text:style-name="T11">:=</text:span><text:span text:style-name="T8"> total </text:span><text:span text:style-name="T11">+</text:span><text:span text:style-name="T8"> aux </text:span><text:span text:style-name="T11">;</text:span></text:p>
      <text:p text:style-name="P6"><text:span text:style-name="T8"><text:s text:c="4"/></text:span><text:span text:style-name="T3">END</text:span><text:span text:style-name="T8"> </text:span><text:span text:style-name="T3">LOOP</text:span><text:span text:style-name="T11">;</text:span></text:p>
      <text:p text:style-name="P6"><text:span text:style-name="T8"><text:s text:c="4"/></text:span><text:span text:style-name="T3">RETURN</text:span><text:span text:style-name="T8"> total</text:span><text:span text:style-name="T11">/</text:span><text:span text:style-name="T8">i</text:span><text:span text:style-name="T11">;</text:span></text:p>
      <text:p text:style-name="P6"><text:span text:style-name="T8"><text:s text:c="2"/></text:span><text:span text:style-name="T4">END</text:span><text:span text:style-name="T12">;</text:span></text:p>
      <text:list xml:id="list40534896" text:continue-numbering="true" text:style-name="Outline">
        <text:list-item>
          <text:h text:style-name="Heading_20_1" text:outline-level="1"><text:span text:style-name="T5">END</text:span><text:span text:style-name="T14">;</text:span></text:h>
          <text:list>
            <text:list-item>
              <text:h text:style-name="P1" text:outline-level="2"><text:span text:style-name="T2">TABLAS</text:span></text:h>
            </text:list-item>
          </text:list>
        </text:list-item>
      </text:list>
      <text:p text:style-name="P4"/>
      <text:p text:style-name="P6"><text:span text:style-name="T3">CREATE</text:span><text:span text:style-name="T8"> </text:span><text:span text:style-name="T3">TABLE</text:span><text:span text:style-name="T8"> Personas_Tab </text:span><text:span text:style-name="T3">OF</text:span><text:span text:style-name="T8"> Persona_T</text:span><text:span text:style-name="T11">;</text:span></text:p>
      <text:p text:style-name="P7"/>
      <text:p text:style-name="P6"><text:span text:style-name="T3">CREATE</text:span><text:span text:style-name="T8"> </text:span><text:span text:style-name="T3">TABLE</text:span><text:span text:style-name="T8"> Departamentos_Tab </text:span><text:span text:style-name="T3">OF</text:span><text:span text:style-name="T8"> Departamento_T</text:span><text:span text:style-name="T11">;</text:span></text:p>
      <text:p text:style-name="P7"/>
      <text:p text:style-name="P6"><text:span text:style-name="T3">CREATE</text:span><text:span text:style-name="T8"> </text:span><text:span text:style-name="T3">TABLE</text:span><text:span text:style-name="T8"> ProfesoresTiempoCompleto_Tab </text:span><text:span text:style-name="T3">OF</text:span><text:span text:style-name="T8"> Profesor_t</text:span><text:span text:style-name="T11">;</text:span></text:p>
      <text:p text:style-name="P7"/>
      <text:p text:style-name="P6"><text:span text:style-name="T3">CREATE</text:span><text:span text:style-name="T8"> </text:span><text:span text:style-name="T3">TABLE</text:span><text:span text:style-name="T8"> ProfesoresTiempoParcial_Tab </text:span><text:span text:style-name="T3">OF</text:span><text:span text:style-name="T8"> Profesor_t</text:span><text:span text:style-name="T11">;</text:span></text:p>
      <text:p text:style-name="P7"/>
      <text:p text:style-name="P6"><text:span text:style-name="T3">CREATE</text:span><text:span text:style-name="T8"> </text:span><text:span text:style-name="T3">TABLE</text:span><text:span text:style-name="T8"> Alumnos_Tab </text:span><text:span text:style-name="T3">OF</text:span><text:span text:style-name="T8"> Alumno_T</text:span></text:p>
      <text:p text:style-name="P6"><text:span text:style-name="T8"><text:tab/>NESTED </text:span><text:span text:style-name="T3">TABLE</text:span><text:span text:style-name="T8"> asignaturas STORE </text:span><text:span text:style-name="T3">AS</text:span><text:span text:style-name="T8"> susAsignaturas_tab</text:span><text:span text:style-name="T11">;</text:span></text:p>
      <text:p text:style-name="P6"><text:span text:style-name="T8"><text:tab/></text:span></text:p>
      <text:p text:style-name="P6"><text:span text:style-name="T3">CREATE</text:span><text:span text:style-name="T8"> </text:span><text:span text:style-name="T3">TABLE</text:span><text:span text:style-name="T8"> Asignaturas_Tab </text:span><text:span text:style-name="T3">OF</text:span><text:span text:style-name="T8"> Asignatura_T</text:span><text:span text:style-name="T11">;</text:span></text:p>
      <text:p text:style-name="P7"/>
      <text:p text:style-name="Standard"><text:span text:style-name="T4">CREATE</text:span><text:span text:style-name="T7"> </text:span><text:span text:style-name="T4">TABLE</text:span><text:span text:style-name="T7"> ASIGNATURASMATRICULADAS_TAB </text:span><text:span text:style-name="T4">OF</text:span><text:span text:style-name="T7"> ASIGNATURA_MATRICULADA_T</text:span><text:span text:style-name="T12">;</text:span></text:p>
      <text:p text:style-name="Standard"/>
      <text:list xml:id="list40548237" text:continue-numbering="true" text:style-name="Outline">
        <text:list-item>
          <text:list>
            <text:list-item>
              <text:h text:style-name="P1" text:outline-level="2"><text:span text:style-name="T2">TUPLAS</text:span></text:h>
            </text:list-item>
          </text:list>
        </text:list-item>
      </text:list>
      <text:p text:style-name="P4"/>
      <text:p text:style-name="P6"><text:span text:style-name="T4">INSERT</text:span><text:span text:style-name="T7"> </text:span><text:span text:style-name="T4">INTO</text:span><text:span text:style-name="T7"> Personas_Tab</text:span><text:span text:style-name="T12">(</text:span><text:span text:style-name="T7">nombre</text:span><text:span text:style-name="T12">,</text:span><text:span text:style-name="T7">telefono</text:span><text:span text:style-name="T12">,</text:span><text:span text:style-name="T7">direccion</text:span><text:span text:style-name="T12">)</text:span></text:p>
      <text:p text:style-name="P6"><text:span text:style-name="T7"><text:tab/></text:span><text:span text:style-name="T4">VALUES</text:span><text:span text:style-name="T7"> </text:span><text:span text:style-name="T12">(</text:span></text:p>
      <text:p text:style-name="P6"><text:span text:style-name="T7"><text:tab/><text:tab/></text:span><text:span text:style-name="T18">'Marisa Lopez'</text:span><text:span text:style-name="T12">,</text:span></text:p>
      <text:p text:style-name="P6"><text:span text:style-name="T7"><text:s text:c="8"/></text:span><text:span text:style-name="T16">612098789</text:span><text:span text:style-name="T12">,</text:span></text:p>
      <text:p text:style-name="P6"><text:span text:style-name="T7"><text:tab/><text:tab/>Direccion_t</text:span><text:span text:style-name="T12">(</text:span><text:span text:style-name="T18">'Calle Francia'</text:span><text:span text:style-name="T12">,</text:span><text:span text:style-name="T16">28</text:span><text:span text:style-name="T12">,</text:span><text:span text:style-name="T18">'Vitoria'</text:span><text:span text:style-name="T12">)</text:span></text:p>
      <text:p text:style-name="P6"><text:span text:style-name="T7"><text:s text:c="8"/></text:span><text:span text:style-name="T12">);</text:span></text:p>
      <text:p text:style-name="P8"/>
      <text:p text:style-name="P8"/>
      <text:p text:style-name="P8"/>
      <text:p text:style-name="P8"/>
      <text:p text:style-name="P6"><text:soft-page-break/><text:span text:style-name="T4">INSERT</text:span><text:span text:style-name="T7"> </text:span><text:span text:style-name="T4">INTO</text:span><text:span text:style-name="T7"> Personas_Tab</text:span><text:span text:style-name="T12">(</text:span><text:span text:style-name="T7">nombre</text:span><text:span text:style-name="T12">,</text:span><text:span text:style-name="T7">telefono</text:span><text:span text:style-name="T12">,</text:span><text:span text:style-name="T7">direccion</text:span><text:span text:style-name="T12">)</text:span></text:p>
      <text:p text:style-name="P6"><text:span text:style-name="T7"><text:tab/></text:span><text:span text:style-name="T4">VALUES</text:span><text:span text:style-name="T7"> </text:span><text:span text:style-name="T12">(</text:span></text:p>
      <text:p text:style-name="P6"><text:span text:style-name="T7"><text:tab/><text:tab/></text:span><text:span text:style-name="T18">'Raúl Fernández'</text:span><text:span text:style-name="T12">,</text:span></text:p>
      <text:p text:style-name="P6"><text:span text:style-name="T7"><text:s text:c="8"/></text:span><text:span text:style-name="T16">654879021</text:span><text:span text:style-name="T12">,</text:span></text:p>
      <text:p text:style-name="P6"><text:span text:style-name="T7"><text:tab/><text:tab/>Direccion_t</text:span><text:span text:style-name="T12">(</text:span><text:span text:style-name="T18">'Calle Viena'</text:span><text:span text:style-name="T12">,</text:span><text:span text:style-name="T16">9</text:span><text:span text:style-name="T12">,</text:span><text:span text:style-name="T18">'Vitoria'</text:span><text:span text:style-name="T12">)</text:span></text:p>
      <text:p text:style-name="P6"><text:span text:style-name="T7"><text:s text:c="8"/></text:span><text:span text:style-name="T12">);</text:span></text:p>
      <text:p text:style-name="P8"/>
      <text:p text:style-name="P6"><text:span text:style-name="T4">INSERT</text:span><text:span text:style-name="T7"> </text:span><text:span text:style-name="T4">INTO</text:span><text:span text:style-name="T7"> Departamentos_Tab </text:span><text:span text:style-name="T12">(</text:span><text:span text:style-name="T10">nombreDepartamento</text:span><text:span text:style-name="T12">,</text:span><text:span text:style-name="T7">telefono</text:span><text:span text:style-name="T12">)</text:span></text:p>
      <text:p text:style-name="P6"><text:span text:style-name="T7"><text:s text:c="8"/></text:span><text:span text:style-name="T4">VALUES</text:span><text:span text:style-name="T12">(</text:span></text:p>
      <text:p text:style-name="P6"><text:span text:style-name="T7"><text:s text:c="12"/></text:span><text:span text:style-name="T18">'TIC'</text:span><text:span text:style-name="T12">,</text:span></text:p>
      <text:p text:style-name="P6"><text:span text:style-name="T7"><text:s text:c="12"/></text:span><text:span text:style-name="T16">945172920</text:span></text:p>
      <text:p text:style-name="P6"><text:span text:style-name="T7"><text:s text:c="8"/></text:span><text:span text:style-name="T12">);</text:span></text:p>
      <text:p text:style-name="P8"/>
      <text:p text:style-name="P6"><text:span text:style-name="T4">INSERT</text:span><text:span text:style-name="T7"> </text:span><text:span text:style-name="T4">INTO</text:span><text:span text:style-name="T7"> Departamentos_Tab </text:span><text:span text:style-name="T12">(</text:span><text:span text:style-name="T10">nombreDepartamento</text:span><text:span text:style-name="T12">,</text:span><text:span text:style-name="T7">telefono</text:span><text:span text:style-name="T12">)</text:span></text:p>
      <text:p text:style-name="P6"><text:span text:style-name="T7"><text:s text:c="8"/></text:span><text:span text:style-name="T4">VALUES</text:span><text:span text:style-name="T12">(</text:span></text:p>
      <text:p text:style-name="P6"><text:span text:style-name="T7"><text:s text:c="12"/></text:span><text:span text:style-name="T18">'ECO'</text:span><text:span text:style-name="T12">,</text:span></text:p>
      <text:p text:style-name="P6"><text:span text:style-name="T7"><text:s text:c="12"/></text:span><text:span text:style-name="T16">945172921</text:span></text:p>
      <text:p text:style-name="P6"><text:span text:style-name="T7"><text:s text:c="8"/></text:span><text:span text:style-name="T12">);</text:span></text:p>
      <text:p text:style-name="P8"/>
      <text:p text:style-name="P6"><text:span text:style-name="T4">INSERT</text:span><text:span text:style-name="T7"> </text:span><text:span text:style-name="T4">INTO</text:span><text:span text:style-name="T7"> Departamentos_Tab </text:span><text:span text:style-name="T12">(</text:span><text:span text:style-name="T10">nombreDepartamento</text:span><text:span text:style-name="T12">,</text:span><text:span text:style-name="T7">telefono</text:span><text:span text:style-name="T12">)</text:span></text:p>
      <text:p text:style-name="P6"><text:span text:style-name="T7"><text:s text:c="8"/></text:span><text:span text:style-name="T4">VALUES</text:span><text:span text:style-name="T12">(</text:span></text:p>
      <text:p text:style-name="P6"><text:span text:style-name="T7"><text:s text:c="12"/></text:span><text:span text:style-name="T18">'MAT'</text:span><text:span text:style-name="T12">,</text:span></text:p>
      <text:p text:style-name="P6"><text:span text:style-name="T7"><text:s text:c="12"/></text:span><text:span text:style-name="T16">945172922</text:span></text:p>
      <text:p text:style-name="P6"><text:span text:style-name="T7"><text:s text:c="8"/></text:span><text:span text:style-name="T12">);</text:span><text:span text:style-name="T7"><text:tab/><text:tab/><text:tab/></text:span></text:p>
      <text:p text:style-name="P6"><text:span text:style-name="T7"><text:tab/><text:tab/></text:span></text:p>
      <text:p text:style-name="P6"><text:span text:style-name="T4">INSERT</text:span><text:span text:style-name="T7"> </text:span><text:span text:style-name="T4">INTO</text:span><text:span text:style-name="T7"> ProfesoresTiempoCompleto_Tab </text:span></text:p>
      <text:p text:style-name="P6"><text:span text:style-name="T7"><text:tab/></text:span><text:span text:style-name="T4">SELECT</text:span><text:span text:style-name="T7"> </text:span><text:span text:style-name="T18">"11222989R"</text:span><text:span text:style-name="T12">,</text:span><text:span text:style-name="T7"> </text:span><text:span text:style-name="T18">"Jeremías Morgado"</text:span><text:span text:style-name="T12">,</text:span><text:span text:style-name="T7"> </text:span><text:span text:style-name="T4">REF</text:span><text:span text:style-name="T12">(</text:span><text:span text:style-name="T7">D</text:span><text:span text:style-name="T12">)</text:span><text:span text:style-name="T7"> </text:span><text:span text:style-name="T4">FROM</text:span><text:span text:style-name="T7"> Departamentos_Tab D </text:span><text:span text:style-name="T4">WHERE</text:span><text:span text:style-name="T7"> D</text:span><text:span text:style-name="T12">.</text:span><text:span text:style-name="T10">nombreDepartamento</text:span><text:span text:style-name="T12">=</text:span><text:span text:style-name="T7"> </text:span><text:span text:style-name="T18">"TIC"</text:span><text:span text:style-name="T12">;</text:span></text:p>
      <text:p text:style-name="P8"/>
      <text:p text:style-name="P6"><text:span text:style-name="T4">INSERT</text:span><text:span text:style-name="T7"> </text:span><text:span text:style-name="T4">INTO</text:span><text:span text:style-name="T7"> ProfesoresTiempoParcial_Tab </text:span></text:p>
      <text:p text:style-name="P6"><text:span text:style-name="T7"><text:tab/></text:span><text:span text:style-name="T4">SELECT</text:span><text:span text:style-name="T7"> </text:span><text:span text:style-name="T18">"72890343P"</text:span><text:span text:style-name="T12">,</text:span><text:span text:style-name="T7"> </text:span><text:span text:style-name="T18">"Asier Font"</text:span><text:span text:style-name="T12">,</text:span><text:span text:style-name="T7"> </text:span><text:span text:style-name="T4">REF</text:span><text:span text:style-name="T12">(</text:span><text:span text:style-name="T7">D</text:span><text:span text:style-name="T12">)</text:span><text:span text:style-name="T7"> </text:span><text:span text:style-name="T4">FROM</text:span><text:span text:style-name="T7"> Departamentos_Tab D </text:span><text:span text:style-name="T4">WHERE</text:span><text:span text:style-name="T7"> D</text:span><text:span text:style-name="T12">.</text:span><text:span text:style-name="T10">nombreDepartamento</text:span><text:span text:style-name="T12">=</text:span><text:span text:style-name="T7"> </text:span><text:span text:style-name="T18">"ECO "</text:span><text:span text:style-name="T12">;</text:span></text:p>
      <text:p text:style-name="P6"><text:span text:style-name="T7"><text:tab/></text:span></text:p>
      <text:p text:style-name="P6"><text:span text:style-name="T4">INSERT</text:span><text:span text:style-name="T7"> </text:span><text:span text:style-name="T4">INTO</text:span><text:span text:style-name="T7"> ProfesoresTiempoParcial_Tab </text:span></text:p>
      <text:p text:style-name="P6"><text:span text:style-name="T7"><text:tab/></text:span><text:span text:style-name="T4">SELECT</text:span><text:span text:style-name="T7"> </text:span><text:span text:style-name="T18">"70765234F"</text:span><text:span text:style-name="T12">,</text:span><text:span text:style-name="T7"> </text:span><text:span text:style-name="T18">"Asun Iriarte"</text:span><text:span text:style-name="T12">,</text:span><text:span text:style-name="T7"> </text:span><text:span text:style-name="T4">REF</text:span><text:span text:style-name="T12">(</text:span><text:span text:style-name="T7">D</text:span><text:span text:style-name="T12">)</text:span><text:span text:style-name="T7"> </text:span><text:span text:style-name="T4">FROM</text:span><text:span text:style-name="T7"> Departamentos_Tab D </text:span><text:span text:style-name="T4">WHERE</text:span><text:span text:style-name="T7"> D</text:span><text:span text:style-name="T12">.</text:span><text:span text:style-name="T10">nombreDepartamento</text:span><text:span text:style-name="T12">=</text:span><text:span text:style-name="T7"> </text:span><text:span text:style-name="T18">"TIC"</text:span><text:span text:style-name="T12">;</text:span></text:p>
      <text:p text:style-name="P6"><text:span text:style-name="T7"><text:s text:c="8"/></text:span></text:p>
      <text:p text:style-name="P6"><text:span text:style-name="T4">INSERT</text:span><text:span text:style-name="T7"> </text:span><text:span text:style-name="T4">INTO</text:span><text:span text:style-name="T7"> Alumnos_Tab</text:span></text:p>
      <text:p text:style-name="P6"><text:span text:style-name="T7"><text:tab/></text:span><text:span text:style-name="T4">SELECT</text:span><text:span text:style-name="T7"> </text:span><text:span text:style-name="T18">"Ander López"</text:span><text:span text:style-name="T12">,</text:span><text:span text:style-name="T7"> Telefonos_List_T</text:span><text:span text:style-name="T12">(</text:span><text:span text:style-name="T18">"945102030"</text:span><text:span text:style-name="T12">,</text:span><text:span text:style-name="T18">"697291010"</text:span><text:span text:style-name="T12">),</text:span><text:span text:style-name="T7"> Direccion_T</text:span><text:span text:style-name="T12">(</text:span><text:span text:style-name="T18">"Avenida Gasteiz"</text:span><text:span text:style-name="T12">,</text:span><text:span text:style-name="T16">20</text:span><text:span text:style-name="T12">,</text:span><text:span text:style-name="T7"> </text:span><text:span text:style-name="T18">"Vitoria"</text:span><text:span text:style-name="T12">),</text:span></text:p>
      <text:p text:style-name="P6"><text:span text:style-name="T7"><text:tab/></text:span><text:span text:style-name="T4">VALUE</text:span><text:span text:style-name="T12">(</text:span><text:span text:style-name="T7">p</text:span><text:span text:style-name="T12">),</text:span><text:span text:style-name="T7"> </text:span><text:span text:style-name="T4">REF</text:span><text:span text:style-name="T12">(</text:span><text:span text:style-name="T7">t</text:span><text:span text:style-name="T12">),</text:span><text:span text:style-name="T7"> Asignatura_Matriculada_List_T</text:span><text:span text:style-name="T12">()</text:span><text:span text:style-name="T7"> </text:span><text:span text:style-name="T4">FROM</text:span><text:span text:style-name="T7"> Personas p ProfesoresTiempoCompleto_tab t </text:span><text:span text:style-name="T4">WHERE</text:span><text:span text:style-name="T7"> </text:span></text:p>
      <text:p text:style-name="P6"><text:span text:style-name="T7"><text:tab/>p</text:span><text:span text:style-name="T12">.</text:span><text:span text:style-name="T7">nombre </text:span><text:span text:style-name="T12">=</text:span><text:span text:style-name="T18">"Marisa López"</text:span><text:span text:style-name="T7"> </text:span><text:span text:style-name="T4">AND</text:span><text:span text:style-name="T7"> t</text:span><text:span text:style-name="T12">.</text:span><text:span text:style-name="T7">nombre </text:span><text:span text:style-name="T12">=</text:span><text:span text:style-name="T7"> </text:span><text:span text:style-name="T18">"Jeremías Morgado"</text:span><text:span text:style-name="T12">;</text:span></text:p>
      <text:p text:style-name="P6"><text:span text:style-name="T7"><text:tab/></text:span></text:p>
      <text:p text:style-name="P6"><text:span text:style-name="T3">INSERT</text:span><text:span text:style-name="T8"> </text:span><text:span text:style-name="T3">INTO</text:span><text:span text:style-name="T8"> Asignaturas_Tab </text:span></text:p>
      <text:p text:style-name="P6"><text:span text:style-name="T3">SELECT</text:span><text:span text:style-name="T8"> </text:span><text:span text:style-name="T19">"Programacion"</text:span><text:span text:style-name="T11">,</text:span><text:span text:style-name="T8"> </text:span><text:span text:style-name="T3">REF</text:span><text:span text:style-name="T11">(</text:span><text:span text:style-name="T8">D</text:span><text:span text:style-name="T11">),</text:span><text:span text:style-name="T8"> </text:span><text:span text:style-name="T17">14</text:span><text:span text:style-name="T8"> </text:span></text:p>
      <text:p text:style-name="P6"><text:span text:style-name="T4">FROM</text:span><text:span text:style-name="T7"> Departamentos_tab D </text:span></text:p>
      <text:p text:style-name="P6"><text:span text:style-name="T3">WHERE</text:span><text:span text:style-name="T8"> D</text:span><text:span text:style-name="T11">.</text:span><text:span text:style-name="T8">nombre</text:span><text:span text:style-name="T11">=</text:span><text:span text:style-name="T8"> </text:span><text:span text:style-name="T19">"TIC"</text:span><text:span text:style-name="T11">;</text:span></text:p>
      <text:p text:style-name="P7"/>
      <text:p text:style-name="P6"><text:span text:style-name="T3">INSERT</text:span><text:span text:style-name="T8"> </text:span><text:span text:style-name="T3">INTO</text:span><text:span text:style-name="T8"> Asignaturas_Tab </text:span></text:p>
      <text:p text:style-name="P6"><text:span text:style-name="T4">SELECT</text:span><text:span text:style-name="T7"> </text:span><text:span text:style-name="T18">"Bases de datos"</text:span><text:span text:style-name="T12">,</text:span><text:span text:style-name="T7"> </text:span><text:span text:style-name="T4">REF</text:span><text:span text:style-name="T12">(</text:span><text:span text:style-name="T7">D</text:span><text:span text:style-name="T12">),</text:span><text:span text:style-name="T7"> </text:span><text:span text:style-name="T16">15</text:span><text:span text:style-name="T7"> </text:span></text:p>
      <text:p text:style-name="P6"><text:span text:style-name="T4">FROM</text:span><text:span text:style-name="T7"> Departamentos_tab D </text:span></text:p>
      <text:p text:style-name="P6"><text:span text:style-name="T4">WHERE</text:span><text:span text:style-name="T7"> D</text:span><text:span text:style-name="T12">.</text:span><text:span text:style-name="T7">nombre</text:span><text:span text:style-name="T12">=</text:span><text:span text:style-name="T7"> </text:span><text:span text:style-name="T18">"TIC"</text:span><text:span text:style-name="T12">;</text:span></text:p>
      <text:p text:style-name="P8"/>
      <text:p text:style-name="P6"><text:span text:style-name="T4">INSERT</text:span><text:span text:style-name="T7"> </text:span><text:span text:style-name="T4">INTO</text:span><text:span text:style-name="T7"> ASIGNATURASMATRICULADAS_TAB</text:span></text:p>
      <text:p text:style-name="P6"><text:span text:style-name="T7"><text:s text:c="2"/></text:span><text:span text:style-name="T4">SELECT</text:span><text:span text:style-name="T7"> </text:span><text:span text:style-name="T4">REF</text:span><text:span text:style-name="T12">(</text:span><text:span text:style-name="T7">A</text:span><text:span text:style-name="T12">),</text:span><text:span text:style-name="T16">9</text:span><text:span text:style-name="T7"> </text:span><text:span text:style-name="T4">FROM</text:span><text:span text:style-name="T7"> ASIGNATURAS_TAB A </text:span><text:span text:style-name="T4">WHERE</text:span><text:span text:style-name="T7"> A</text:span><text:span text:style-name="T12">.</text:span><text:span text:style-name="T7">NOMBRE </text:span><text:span text:style-name="T12">=</text:span><text:span text:style-name="T7"> </text:span><text:span text:style-name="T18">'Programacion'</text:span><text:span text:style-name="T12">;</text:span></text:p>
      <text:p text:style-name="P8"/>
      <text:p text:style-name="P6"><text:span text:style-name="T3">INSERT</text:span><text:span text:style-name="T8"> </text:span><text:span text:style-name="T3">INTO</text:span><text:span text:style-name="T8"> ASIGNATURASMATRICULADAS_TAB</text:span></text:p>
      <text:p text:style-name="P6"><text:span text:style-name="T8"><text:s text:c="2"/></text:span><text:span text:style-name="T3">SELECT</text:span><text:span text:style-name="T8"> </text:span><text:span text:style-name="T3">REF</text:span><text:span text:style-name="T11">(</text:span><text:span text:style-name="T8">A</text:span><text:span text:style-name="T11">),</text:span><text:span text:style-name="T17">8</text:span><text:span text:style-name="T8"> </text:span><text:span text:style-name="T3">FROM</text:span><text:span text:style-name="T8"> ASIGNATURAS_TAB A </text:span><text:span text:style-name="T3">WHERE</text:span><text:span text:style-name="T8"> A</text:span><text:span text:style-name="T11">.</text:span><text:span text:style-name="T8">NOMBRE </text:span><text:span text:style-name="T11">=</text:span><text:span text:style-name="T8"> </text:span><text:span text:style-name="T19">'Bases de datos'</text:span><text:span text:style-name="T11">;</text:span></text:p>
      <text:p text:style-name="P7"><text:soft-page-break/></text:p>
      <text:p text:style-name="P6"><text:span text:style-name="T8"><text:tab/></text:span></text:p>
      <text:p text:style-name="P6"><text:span text:style-name="T3">INSERT</text:span><text:span text:style-name="T8"> </text:span><text:span text:style-name="T3">INTO</text:span><text:span text:style-name="T8"> THE</text:span></text:p>
      <text:p text:style-name="P6"><text:span text:style-name="T8"><text:s text:c="2"/></text:span><text:span text:style-name="T12">(</text:span><text:span text:style-name="T4">SELECT</text:span><text:span text:style-name="T7"> A</text:span><text:span text:style-name="T12">.</text:span><text:span text:style-name="T7">ASIGNATURAS </text:span><text:span text:style-name="T4">FROM</text:span><text:span text:style-name="T7"> ALUMNOS_TAB A </text:span><text:span text:style-name="T4">WHERE</text:span><text:span text:style-name="T7"> A</text:span><text:span text:style-name="T12">.</text:span><text:span text:style-name="T7">NOMBRE </text:span><text:span text:style-name="T12">=</text:span><text:span text:style-name="T7"> </text:span><text:span text:style-name="T18">'Ander Lopez'</text:span><text:span text:style-name="T12">)</text:span></text:p>
      <text:p text:style-name="Standard"><text:span text:style-name="T8"><text:s text:c="2"/></text:span><text:span text:style-name="T3">SELECT</text:span><text:span text:style-name="T8"> </text:span><text:span text:style-name="T3">VALUE</text:span><text:span text:style-name="T11">(</text:span><text:span text:style-name="T8">S</text:span><text:span text:style-name="T11">)</text:span><text:span text:style-name="T8"> </text:span><text:span text:style-name="T3">FROM</text:span><text:span text:style-name="T8"> ASIGNATURASMATRICULADAS_TAB S </text:span><text:span text:style-name="T3">WHERE</text:span><text:span text:style-name="T8"> S</text:span><text:span text:style-name="T11">.</text:span><text:span text:style-name="T8">ASIGNATURA</text:span><text:span text:style-name="T11">.</text:span><text:span text:style-name="T8">NOMBRE </text:span><text:span text:style-name="T11">=</text:span><text:span text:style-name="T8"> </text:span><text:span text:style-name="T19">'Programacion'</text:span><text:span text:style-name="T11">;</text:span></text:p>
      <text:p text:style-name="P4"/>
      <text:list xml:id="list40538080" text:continue-numbering="true" text:style-name="Outline">
        <text:list-item>
          <text:list>
            <text:list-item>
              <text:h text:style-name="P1" text:outline-level="2"><text:span text:style-name="T1">CONSULTAS</text:span></text:h>
            </text:list-item>
          </text:list>
        </text:list-item>
      </text:list>
      <text:p text:style-name="P6"><text:span text:style-name="T20">--Seleccionar aquellos alumnos cuya dirección coincide con la dirección de su familiar de contacto</text:span></text:p>
      <text:p text:style-name="P6"><text:span text:style-name="T4">SELECT</text:span><text:span text:style-name="T7"> A</text:span><text:span text:style-name="T12">.</text:span><text:span text:style-name="T7">NOMBRE </text:span><text:span text:style-name="T4">FROM</text:span><text:span text:style-name="T7"> ALUMNOS_TAB A </text:span><text:span text:style-name="T4">WHERE</text:span><text:span text:style-name="T7"> A</text:span><text:span text:style-name="T12">.</text:span><text:span text:style-name="T7">FAMILIARCONTACTO</text:span><text:span text:style-name="T12">.</text:span><text:span text:style-name="T7">DIRECCION </text:span><text:span text:style-name="T12">=</text:span><text:span text:style-name="T7"> A</text:span><text:span text:style-name="T12">.</text:span><text:span text:style-name="T7">DIRECCION</text:span><text:span text:style-name="T12">;</text:span></text:p>
      <text:p text:style-name="P8"/>
      <text:p text:style-name="P8"/>
      <text:p text:style-name="P6"><text:span text:style-name="T20">--Para aquellos alumnos que residan en Donostia, recuperar el nombre de las asignaturas que ya han aprobado</text:span></text:p>
      <text:p text:style-name="P6"><text:span text:style-name="T3">SELECT</text:span><text:span text:style-name="T8"> asigs</text:span><text:span text:style-name="T11">.</text:span><text:span text:style-name="T9">nombre</text:span></text:p>
      <text:p text:style-name="P6"><text:span text:style-name="T3">FROM</text:span><text:span text:style-name="T8"> THE</text:span><text:span text:style-name="T11">(</text:span><text:span text:style-name="T3">SELECT</text:span><text:span text:style-name="T8"> asignaturas</text:span></text:p>
      <text:p text:style-name="P6"><text:span text:style-name="T8"><text:tab/><text:tab/></text:span><text:span text:style-name="T4">FROM</text:span><text:span text:style-name="T7"> Alumnos_Tab A</text:span></text:p>
      <text:p text:style-name="P6"><text:span text:style-name="T7"><text:tab/><text:tab/></text:span><text:span text:style-name="T4">WHERE</text:span><text:span text:style-name="T7"> A</text:span><text:span text:style-name="T12">.</text:span><text:span text:style-name="T7">direccion</text:span><text:span text:style-name="T12">.</text:span><text:span text:style-name="T7">ciudad </text:span><text:span text:style-name="T12">=</text:span><text:span text:style-name="T7"> </text:span><text:span text:style-name="T18">'Donosti'</text:span><text:span text:style-name="T12">)</text:span><text:span text:style-name="T7"> asigs</text:span></text:p>
      <text:p text:style-name="Standard"><text:span text:style-name="T4">WHERE</text:span><text:span text:style-name="T7"> asigs</text:span><text:span text:style-name="T12">.</text:span><text:span text:style-name="T7">nota </text:span><text:span text:style-name="T12">&gt;=</text:span><text:span text:style-name="T7"> </text:span><text:span text:style-name="T16">5</text:span><text:span text:style-name="T12">;</text:span></text:p>
      <text:p text:style-name="Standard"/>
      <text:p text:style-name="Standard">Para obtener los datos desde una referencia:</text:p>
      <text:p text:style-name="Standard">select Nombre,DEREF(p.departamento).nombreDepartamento from PROFESORESTIEMPOCOMPLETO_TAB 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LUCIÓN EJERCICIO BASES DE DATOS OBJETO RELACIONALES ORAC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EKAIT</meta:initial-creator>
    <meta:editing-cycles>4</meta:editing-cycles>
    <meta:creation-date>2014-06-24T15:51:00</meta:creation-date>
    <dc:date>2016-06-02T20:36:51.02</dc:date>
    <meta:editing-duration>PT59M29S</meta:editing-duration>
    <meta:generator>OpenOffice/4.1.1$Win32 OpenOffice.org_project/411m6$Build-9775</meta:generator>
    <meta:document-statistic meta:table-count="0" meta:image-count="0" meta:object-count="0" meta:page-count="4" meta:paragraph-count="146" meta:word-count="505" meta:character-count="48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